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2"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99.18" calcext:value-type="float">
            <text:p>99.18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83.33" calcext:value-type="float">
            <text:p>83.33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5" calcext:value-type="float">
            <text:p>205</text:p>
          </table:table-cell>
          <table:table-cell table:formula="of:=[.B6]-[.E6]"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2"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90.22" calcext:value-type="float">
            <text:p>90.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3" calcext:value-type="float">
            <text:p>83</text:p>
          </table:table-cell>
          <table:table-cell table:formula="of:=[.B8]-[.E8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float" office:value="91.85" calcext:value-type="float">
            <text:p>91.8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69" calcext:value-type="float">
            <text:p>169</text:p>
          </table:table-cell>
          <table:table-cell table:formula="of:=[.B9]-[.E9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0.75" calcext:value-type="float">
            <text:p>90.7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4" calcext:value-type="float">
            <text:p>314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" office:value-type="float" office:value="89.2" calcext:value-type="float">
            <text:p>89.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23" calcext:value-type="float">
            <text:p>223</text:p>
          </table:table-cell>
          <table:table-cell table:formula="of:=[.B15]-[.E15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2" office:value-type="float" office:value="93.5" calcext:value-type="float">
            <text:p>93.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87" calcext:value-type="float">
            <text:p>187</text:p>
          </table:table-cell>
          <table:table-cell table:formula="of:=[.B16]-[.E16]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2" office:value-type="float" office:value="93.48" calcext:value-type="float">
            <text:p>93.4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6" calcext:value-type="float">
            <text:p>86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91.74" calcext:value-type="float">
            <text:p>91.7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0" calcext:value-type="float">
            <text:p>100</text:p>
          </table:table-cell>
          <table:table-cell table:formula="of:=[.B18]-[.E18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float" office:value="82.01" calcext:value-type="float">
            <text:p>82.0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28" calcext:value-type="float">
            <text:p>228</text:p>
          </table:table-cell>
          <table:table-cell table:formula="of:=[.B19]-[.E19]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78.51" calcext:value-type="float">
            <text:p>78.5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5" calcext:value-type="float">
            <text:p>95</text:p>
          </table:table-cell>
          <table:table-cell table:formula="of:=[.B21]-[.E21]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2"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80" calcext:value-type="float">
            <text:p>180</text:p>
          </table:table-cell>
          <table:table-cell table:formula="of:=[.B22]-[.E22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83.53" calcext:value-type="float">
            <text:p>83.5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1" calcext:value-type="float">
            <text:p>71</text:p>
          </table:table-cell>
          <table:table-cell table:formula="of:=[.B23]-[.E2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4.79" calcext:value-type="float">
            <text:p>84.79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79" calcext:value-type="float">
            <text:p>379</text:p>
          </table:table-cell>
          <table:table-cell table:formula="of:=[.B25]-[.E25]"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90.31" calcext:value-type="float">
            <text:p>90.31</text:p>
          </table:table-cell>
          <table:table-cell table:formula="of:=SUM([.B2:.B27])" office:value-type="float" office:value="3592" calcext:value-type="float">
            <text:p>3592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3244" calcext:value-type="float">
            <text:p>3244</text:p>
          </table:table-cell>
          <table:table-cell table:formula="of:=[.B29]-[.E29]" office:value-type="float" office:value="348" calcext:value-type="float">
            <text:p>348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A2:Sheet1.A27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4:33:51.943277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22T14:35:38.765142596</dc:date>
    <dc:creator>Brent Seidel</dc:creator>
    <meta:editing-duration>P4DT19H10M7S</meta:editing-duration>
    <meta:editing-cycles>31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